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9"/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/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ATS_BL_Flux_density_DMM_as-buil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ATS @ SESAME; 250mA; sample @ 43m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imary Slit: OPEN (flux through 4x5mm pinhole @ sample)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DMM length [mm]: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DMM Si[W/B4C]100; d=2.5nm; d-gradient=3.3%; dE/E=1.8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ource_dE/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DMM incident angle</text:p>
          </table:table-cell>
          <table:table-cell table:style-name="Default"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Flux density @ sample</text:p>
          </table:table-cell>
          <table:table-cell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table:style-name="Default" office:value-type="string" calcext:value-type="string">
            <text:p>[deg]</text:p>
          </table:table-cell>
          <table:table-cell table:style-name="Default" office:value-type="string" calcext:value-type="string">
            <text:p>[ph/s]</text:p>
          </table:table-cell>
          <table:table-cell table:number-columns-repeated="2" office:value-type="string" calcext:value-type="string">
            <text:p>[mm]</text:p>
          </table:table-cell>
          <table:table-cell table:style-name="Default" office:value-type="string" calcext:value-type="string">
            <text:p>[ph/s/mm2]</text:p>
          </table:table-cell>
          <table:table-cell office:value-type="string" calcext:value-type="string">
            <text:p>[ph/s/mm2/0.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table:formula="of:=[.A9]-(([.$B$4]/2)*0.01*[.A9])" office:value-type="float" office:value="17640" calcext:value-type="float">
            <text:p>17640</text:p>
          </table:table-cell>
          <table:table-cell table:formula="of:=[.A9]+(([.$B$4]/2)*0.01*[.A9])" office:value-type="float" office:value="18360" calcext:value-type="float">
            <text:p>18360</text:p>
          </table:table-cell>
          <table:table-cell office:value-type="float" office:value="0.808099674252513" calcext:value-type="float">
            <text:p>0.8080997</text:p>
          </table:table-cell>
          <table:table-cell office:value-type="float" office:value="1754730000000" calcext:value-type="float">
            <text:p>1.75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9]/([.F9]*[.G9])" office:value-type="float" office:value="87736500000" calcext:value-type="float">
            <text:p>8.77E+10</text:p>
          </table:table-cell>
          <table:table-cell table:style-name="ce3" table:formula="of:=0.1*[.H9]/[.K9]" office:value-type="float" office:value="5483531250" calcext:value-type="float">
            <text:p>5.48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[.A10]-(([.$B$4]/2)*0.01*[.A10])" office:value-type="float" office:value="19600" calcext:value-type="float">
            <text:p>19600</text:p>
          </table:table-cell>
          <table:table-cell table:formula="of:=[.A10]+(([.$B$4]/2)*0.01*[.A10])" office:value-type="float" office:value="20400" calcext:value-type="float">
            <text:p>20400</text:p>
          </table:table-cell>
          <table:table-cell office:value-type="float" office:value="0.727450135009898" calcext:value-type="float">
            <text:p>0.7274501</text:p>
          </table:table-cell>
          <table:table-cell office:value-type="float" office:value="1915010000000" calcext:value-type="float">
            <text:p>1.9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0]/([.F10]*[.G10])" office:value-type="float" office:value="95750500000" calcext:value-type="float">
            <text:p>9.58E+10</text:p>
          </table:table-cell>
          <table:table-cell table:style-name="ce3" table:formula="of:=0.1*[.H10]/[.K10]" office:value-type="float" office:value="5910524691.35803" calcext:value-type="float">
            <text:p>5.91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formula="of:=[.A11]-(([.$B$4]/2)*0.01*[.A11])" office:value-type="float" office:value="24500" calcext:value-type="float">
            <text:p>24500</text:p>
          </table:table-cell>
          <table:table-cell table:formula="of:=[.A11]+(([.$B$4]/2)*0.01*[.A11])" office:value-type="float" office:value="25500" calcext:value-type="float">
            <text:p>25500</text:p>
          </table:table-cell>
          <table:table-cell office:value-type="float" office:value="0.582148038164722" calcext:value-type="float">
            <text:p>0.5821480</text:p>
          </table:table-cell>
          <table:table-cell office:value-type="float" office:value="2030110000000" calcext:value-type="float">
            <text:p>2.03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1]/([.F11]*[.G11])" office:value-type="float" office:value="101505500000" calcext:value-type="float">
            <text:p>1.02E+11</text:p>
          </table:table-cell>
          <table:table-cell table:style-name="ce3" table:formula="of:=0.1*[.H11]/[.K11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[.A12]-(([.$B$4]/2)*0.01*[.A12])" office:value-type="float" office:value="29400" calcext:value-type="float">
            <text:p>29400</text:p>
          </table:table-cell>
          <table:table-cell table:formula="of:=[.A12]+(([.$B$4]/2)*0.01*[.A12])" office:value-type="float" office:value="30600" calcext:value-type="float">
            <text:p>30600</text:p>
          </table:table-cell>
          <table:table-cell office:value-type="float" office:value="0.485249988809992" calcext:value-type="float">
            <text:p>0.4852500</text:p>
          </table:table-cell>
          <table:table-cell office:value-type="float" office:value="1821750000000" calcext:value-type="float">
            <text:p>1.8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2]/([.F12]*[.G12])" office:value-type="float" office:value="91087500000" calcext:value-type="float">
            <text:p>9.11E+10</text:p>
          </table:table-cell>
          <table:table-cell table:style-name="ce3" table:formula="of:=0.1*[.H12]/[.K12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[.A13]-(([.$B$4]/2)*0.01*[.A13])" office:value-type="float" office:value="34300" calcext:value-type="float">
            <text:p>34300</text:p>
          </table:table-cell>
          <table:table-cell table:formula="of:=[.A13]+(([.$B$4]/2)*0.01*[.A13])" office:value-type="float" office:value="35700" calcext:value-type="float">
            <text:p>35700</text:p>
          </table:table-cell>
          <table:table-cell office:value-type="float" office:value="0.415950170531124" calcext:value-type="float">
            <text:p>0.4159502</text:p>
          </table:table-cell>
          <table:table-cell office:value-type="float" office:value="1514760000000" calcext:value-type="float">
            <text:p>1.51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3]/([.F13]*[.G13])" office:value-type="float" office:value="75738000000" calcext:value-type="float">
            <text:p>7.57E+10</text:p>
          </table:table-cell>
          <table:table-cell table:style-name="ce3" table:formula="of:=0.1*[.H13]/[.K13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[.A14]-(([.$B$4]/2)*0.01*[.A14])" office:value-type="float" office:value="39200" calcext:value-type="float">
            <text:p>39200</text:p>
          </table:table-cell>
          <table:table-cell table:formula="of:=[.A14]+(([.$B$4]/2)*0.01*[.A14])" office:value-type="float" office:value="40800" calcext:value-type="float">
            <text:p>40800</text:p>
          </table:table-cell>
          <table:table-cell office:value-type="float" office:value="0.364000087246612" calcext:value-type="float">
            <text:p>0.3640001</text:p>
          </table:table-cell>
          <table:table-cell office:value-type="float" office:value="1189470000000" calcext:value-type="float">
            <text:p>1.19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4]/([.F14]*[.G14])" office:value-type="float" office:value="59473500000" calcext:value-type="float">
            <text:p>5.95E+10</text:p>
          </table:table-cell>
          <table:table-cell table:style-name="ce3" table:formula="of:=0.1*[.H14]/[.K14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[.A15]-(([.$B$4]/2)*0.01*[.A15])" office:value-type="float" office:value="44100" calcext:value-type="float">
            <text:p>44100</text:p>
          </table:table-cell>
          <table:table-cell table:formula="of:=[.A15]+(([.$B$4]/2)*0.01*[.A15])" office:value-type="float" office:value="45900" calcext:value-type="float">
            <text:p>45900</text:p>
          </table:table-cell>
          <table:table-cell office:value-type="float" office:value="0.323549839868171" calcext:value-type="float">
            <text:p>0.3235498</text:p>
          </table:table-cell>
          <table:table-cell office:value-type="float" office:value="905193000000" calcext:value-type="float">
            <text:p>9.05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5]/([.F15]*[.G15])" office:value-type="float" office:value="45259650000" calcext:value-type="float">
            <text:p>4.53E+10</text:p>
          </table:table-cell>
          <table:table-cell table:style-name="ce3" table:formula="of:=0.1*[.H15]/[.K15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16]-(([.$B$4]/2)*0.01*[.A16])" office:value-type="float" office:value="49000" calcext:value-type="float">
            <text:p>49000</text:p>
          </table:table-cell>
          <table:table-cell table:formula="of:=[.A16]+(([.$B$4]/2)*0.01*[.A16])" office:value-type="float" office:value="51000" calcext:value-type="float">
            <text:p>51000</text:p>
          </table:table-cell>
          <table:table-cell office:value-type="float" office:value="0.29120006979729" calcext:value-type="float">
            <text:p>0.2912001</text:p>
          </table:table-cell>
          <table:table-cell office:value-type="float" office:value="670743000000" calcext:value-type="float">
            <text:p>6.71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6]/([.F16]*[.G16])" office:value-type="float" office:value="33537150000" calcext:value-type="float">
            <text:p>3.35E+10</text:p>
          </table:table-cell>
          <table:table-cell table:style-name="ce3" table:formula="of:=0.1*[.H16]/[.K16]" office:value-type="float" office:value="1972773529.41176" calcext:value-type="float">
            <text:p>1.97E+0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[.A17]-(([.$B$4]/2)*0.01*[.A17])" office:value-type="float" office:value="53900" calcext:value-type="float">
            <text:p>53900</text:p>
          </table:table-cell>
          <table:table-cell table:formula="of:=[.A17]+(([.$B$4]/2)*0.01*[.A17])" office:value-type="float" office:value="56100" calcext:value-type="float">
            <text:p>56100</text:p>
          </table:table-cell>
          <table:table-cell office:value-type="float" office:value="0.264700198814694" calcext:value-type="float">
            <text:p>0.2647002</text:p>
          </table:table-cell>
          <table:table-cell office:value-type="float" office:value="485164000000" calcext:value-type="float">
            <text:p>4.85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7]/([.F17]*[.G17])" office:value-type="float" office:value="24258200000" calcext:value-type="float">
            <text:p>2.43E+10</text:p>
          </table:table-cell>
          <table:table-cell table:style-name="ce3" table:formula="of:=0.1*[.H17]/[.K17]" office:value-type="string" office:string-value="" calcext:value-type="error">
            <text:p>#DIV/0!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[.A18]-(([.$B$4]/2)*0.01*[.A18])" office:value-type="float" office:value="58800" calcext:value-type="float">
            <text:p>58800</text:p>
          </table:table-cell>
          <table:table-cell table:formula="of:=[.A18]+(([.$B$4]/2)*0.01*[.A18])" office:value-type="float" office:value="61200" calcext:value-type="float">
            <text:p>61200</text:p>
          </table:table-cell>
          <table:table-cell office:value-type="float" office:value="0.242649918069084" calcext:value-type="float">
            <text:p>0.2426499</text:p>
          </table:table-cell>
          <table:table-cell office:value-type="float" office:value="300805000000" calcext:value-type="float">
            <text:p>3.01E+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18]/([.F18]*[.G18])" office:value-type="float" office:value="15040250000" calcext:value-type="float">
            <text:p>1.50E+10</text:p>
          </table:table-cell>
          <table:table-cell table:style-name="ce3" table:formula="of:=0.1*[.H18]/[.K18]" office:value-type="float" office:value="859442857.142857" calcext:value-type="float">
            <text:p>8.59E+0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MM Si[Ru/B4C]65; d=4nm; d-gradient=3.4%; dE/E=2.3%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ource_dE/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table:style-name="Default" office:value-type="string" calcext:value-type="string">
            <text:p>DMM incident angle</text:p>
          </table:table-cell>
          <table:table-cell table:style-name="Default"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Flux density @ sample</text:p>
          </table:table-cell>
          <table:table-cell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table:style-name="Default" office:value-type="string" calcext:value-type="string">
            <text:p>[deg]</text:p>
          </table:table-cell>
          <table:table-cell table:style-name="Default" office:value-type="string" calcext:value-type="string">
            <text:p>[ph/s]</text:p>
          </table:table-cell>
          <table:table-cell table:number-columns-repeated="2" office:value-type="string" calcext:value-type="string">
            <text:p>[mm]</text:p>
          </table:table-cell>
          <table:table-cell table:style-name="Default"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27]-(([.$B$23]/2)*0.01*[.A27])" office:value-type="float" office:value="6720" calcext:value-type="float">
            <text:p>6720</text:p>
          </table:table-cell>
          <table:table-cell table:formula="of:=[.A27]+(([.$B$23]/2)*0.01*[.A27])" office:value-type="float" office:value="7280" calcext:value-type="float">
            <text:p>7280</text:p>
          </table:table-cell>
          <table:table-cell office:value-type="float" office:value="1.3112482916246" calcext:value-type="float">
            <text:p>1.3112483</text:p>
          </table:table-cell>
          <table:table-cell office:value-type="float" office:value="1675080000000" calcext:value-type="float">
            <text:p>1.68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7]/([.F27]*[.G27])" office:value-type="float" office:value="83754000000" calcext:value-type="float">
            <text:p>8.38E+10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table:formula="of:=[.A27]+1800" office:value-type="float" office:value="8800" calcext:value-type="float">
            <text:p>8800</text:p>
          </table:table-cell>
          <table:table-cell table:formula="of:=[.A28]-(([.$B$23]/2)*0.01*[.A28])" office:value-type="float" office:value="8448" calcext:value-type="float">
            <text:p>8448</text:p>
          </table:table-cell>
          <table:table-cell table:formula="of:=[.A28]+(([.$B$23]/2)*0.01*[.A28])" office:value-type="float" office:value="9152" calcext:value-type="float">
            <text:p>9152</text:p>
          </table:table-cell>
          <table:table-cell office:value-type="float" office:value="1.04360251678514" calcext:value-type="float">
            <text:p>1.0436025</text:p>
          </table:table-cell>
          <table:table-cell office:value-type="float" office:value="3772090000000" calcext:value-type="float">
            <text:p>3.77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8]/([.F28]*[.G28])" office:value-type="float" office:value="188604500000" calcext:value-type="float">
            <text:p>1.89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table:formula="of:=[.A28]+1800" office:value-type="float" office:value="10600" calcext:value-type="float">
            <text:p>10600</text:p>
          </table:table-cell>
          <table:table-cell table:formula="of:=[.A29]-(([.$B$23]/2)*0.01*[.A29])" office:value-type="float" office:value="10176" calcext:value-type="float">
            <text:p>10176</text:p>
          </table:table-cell>
          <table:table-cell table:formula="of:=[.A29]+(([.$B$23]/2)*0.01*[.A29])" office:value-type="float" office:value="11024" calcext:value-type="float">
            <text:p>11024</text:p>
          </table:table-cell>
          <table:table-cell office:value-type="float" office:value="0.866650231336932" calcext:value-type="float">
            <text:p>0.8666502</text:p>
          </table:table-cell>
          <table:table-cell office:value-type="float" office:value="5602730000000" calcext:value-type="float">
            <text:p>5.6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29]/([.F29]*[.G29])" office:value-type="float" office:value="280136500000" calcext:value-type="float">
            <text:p>2.80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table:formula="of:=[.A29]+1800" office:value-type="float" office:value="12400" calcext:value-type="float">
            <text:p>12400</text:p>
          </table:table-cell>
          <table:table-cell table:formula="of:=[.A30]-(([.$B$23]/2)*0.01*[.A30])" office:value-type="float" office:value="11904" calcext:value-type="float">
            <text:p>11904</text:p>
          </table:table-cell>
          <table:table-cell table:formula="of:=[.A30]+(([.$B$23]/2)*0.01*[.A30])" office:value-type="float" office:value="12896" calcext:value-type="float">
            <text:p>12896</text:p>
          </table:table-cell>
          <table:table-cell office:value-type="float" office:value="0.741000586864742" calcext:value-type="float">
            <text:p>0.7410006</text:p>
          </table:table-cell>
          <table:table-cell office:value-type="float" office:value="6709920000000" calcext:value-type="float">
            <text:p>6.71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0]/([.F30]*[.G30])" office:value-type="float" office:value="335496000000" calcext:value-type="float">
            <text:p>3.35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formula="of:=[.A30]+1800" office:value-type="float" office:value="14200" calcext:value-type="float">
            <text:p>14200</text:p>
          </table:table-cell>
          <table:table-cell table:formula="of:=[.A31]-(([.$B$23]/2)*0.01*[.A31])" office:value-type="float" office:value="13632" calcext:value-type="float">
            <text:p>13632</text:p>
          </table:table-cell>
          <table:table-cell table:formula="of:=[.A31]+(([.$B$23]/2)*0.01*[.A31])" office:value-type="float" office:value="14768" calcext:value-type="float">
            <text:p>14768</text:p>
          </table:table-cell>
          <table:table-cell office:value-type="float" office:value="0.647052697197141" calcext:value-type="float">
            <text:p>0.6470527</text:p>
          </table:table-cell>
          <table:table-cell office:value-type="float" office:value="7281210000000" calcext:value-type="float">
            <text:p>7.28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1]/([.F31]*[.G31])" office:value-type="float" office:value="364060500000" calcext:value-type="float">
            <text:p>3.64E+11</text:p>
          </table:table-cell>
          <table:table-cell/>
          <table:table-cell office:value-type="float" office:value="2000000" calcext:value-type="float">
            <text:p>200000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table:formula="of:=[.A31]+1800" office:value-type="float" office:value="16000" calcext:value-type="float">
            <text:p>16000</text:p>
          </table:table-cell>
          <table:table-cell table:formula="of:=[.A32]-(([.$B$23]/2)*0.01*[.A32])" office:value-type="float" office:value="15360" calcext:value-type="float">
            <text:p>15360</text:p>
          </table:table-cell>
          <table:table-cell table:formula="of:=[.A32]+(([.$B$23]/2)*0.01*[.A32])" office:value-type="float" office:value="16640" calcext:value-type="float">
            <text:p>16640</text:p>
          </table:table-cell>
          <table:table-cell office:value-type="float" office:value="0.574298516371429" calcext:value-type="float">
            <text:p>0.5742985</text:p>
          </table:table-cell>
          <table:table-cell office:value-type="float" office:value="7555890000000" calcext:value-type="float">
            <text:p>7.56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2]/([.F32]*[.G32])" office:value-type="float" office:value="377794500000" calcext:value-type="float">
            <text:p>3.78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2]+1800" office:value-type="float" office:value="17800" calcext:value-type="float">
            <text:p>17800</text:p>
          </table:table-cell>
          <table:table-cell table:formula="of:=[.A33]-(([.$B$23]/2)*0.01*[.A33])" office:value-type="float" office:value="17088" calcext:value-type="float">
            <text:p>17088</text:p>
          </table:table-cell>
          <table:table-cell table:formula="of:=[.A33]+(([.$B$23]/2)*0.01*[.A33])" office:value-type="float" office:value="18512" calcext:value-type="float">
            <text:p>18512</text:p>
          </table:table-cell>
          <table:table-cell office:value-type="float" office:value="0.516150175659192" calcext:value-type="float">
            <text:p>0.5161502</text:p>
          </table:table-cell>
          <table:table-cell office:value-type="float" office:value="7424170000000" calcext:value-type="float">
            <text:p>7.4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3]/([.F33]*[.G33])" office:value-type="float" office:value="371208500000" calcext:value-type="float">
            <text:p>3.71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3]+1800" office:value-type="float" office:value="19600" calcext:value-type="float">
            <text:p>19600</text:p>
          </table:table-cell>
          <table:table-cell table:formula="of:=[.A34]-(([.$B$23]/2)*0.01*[.A34])" office:value-type="float" office:value="18816" calcext:value-type="float">
            <text:p>18816</text:p>
          </table:table-cell>
          <table:table-cell table:formula="of:=[.A34]+(([.$B$23]/2)*0.01*[.A34])" office:value-type="float" office:value="20384" calcext:value-type="float">
            <text:p>20384</text:p>
          </table:table-cell>
          <table:table-cell office:value-type="float" office:value="0.468650255569462" calcext:value-type="float">
            <text:p>0.4686503</text:p>
          </table:table-cell>
          <table:table-cell office:value-type="float" office:value="7134360000000" calcext:value-type="float">
            <text:p>7.13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4]/([.F34]*[.G34])" office:value-type="float" office:value="356718000000" calcext:value-type="float">
            <text:p>3.57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4]+1800" office:value-type="float" office:value="21400" calcext:value-type="float">
            <text:p>21400</text:p>
          </table:table-cell>
          <table:table-cell table:formula="of:=[.A35]-(([.$B$23]/2)*0.01*[.A35])" office:value-type="float" office:value="20544" calcext:value-type="float">
            <text:p>20544</text:p>
          </table:table-cell>
          <table:table-cell table:formula="of:=[.A35]+(([.$B$23]/2)*0.01*[.A35])" office:value-type="float" office:value="22256" calcext:value-type="float">
            <text:p>22256</text:p>
          </table:table-cell>
          <table:table-cell office:value-type="float" office:value="0.428950009944847" calcext:value-type="float">
            <text:p>0.4289500</text:p>
          </table:table-cell>
          <table:table-cell office:value-type="float" office:value="5098960000000" calcext:value-type="float">
            <text:p>5.1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5]/([.F35]*[.G35])" office:value-type="float" office:value="254948000000" calcext:value-type="float">
            <text:p>2.55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5]+1800" office:value-type="float" office:value="23200" calcext:value-type="float">
            <text:p>23200</text:p>
          </table:table-cell>
          <table:table-cell table:formula="of:=[.A36]-(([.$B$23]/2)*0.01*[.A36])" office:value-type="float" office:value="22272" calcext:value-type="float">
            <text:p>22272</text:p>
          </table:table-cell>
          <table:table-cell table:formula="of:=[.A36]+(([.$B$23]/2)*0.01*[.A36])" office:value-type="float" office:value="24128" calcext:value-type="float">
            <text:p>24128</text:p>
          </table:table-cell>
          <table:table-cell office:value-type="float" office:value="0.395150083694489" calcext:value-type="float">
            <text:p>0.3951501</text:p>
          </table:table-cell>
          <table:table-cell office:value-type="float" office:value="3224840000000" calcext:value-type="float">
            <text:p>3.22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6]/([.F36]*[.G36])" office:value-type="float" office:value="161242000000" calcext:value-type="float">
            <text:p>1.61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table:formula="of:=[.A36]+1800" office:value-type="float" office:value="25000" calcext:value-type="float">
            <text:p>25000</text:p>
          </table:table-cell>
          <table:table-cell table:formula="of:=[.A37]-(([.$B$23]/2)*0.01*[.A37])" office:value-type="float" office:value="24000" calcext:value-type="float">
            <text:p>24000</text:p>
          </table:table-cell>
          <table:table-cell table:formula="of:=[.A37]+(([.$B$23]/2)*0.01*[.A37])" office:value-type="float" office:value="26000" calcext:value-type="float">
            <text:p>26000</text:p>
          </table:table-cell>
          <table:table-cell office:value-type="float" office:value="0.367049941590093" calcext:value-type="float">
            <text:p>0.3670499</text:p>
          </table:table-cell>
          <table:table-cell office:value-type="float" office:value="3304310000000" calcext:value-type="float">
            <text:p>3.30E+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37]/([.F37]*[.G37])" office:value-type="float" office:value="165215500000" calcext:value-type="float">
            <text:p>1.65E+11</text:p>
          </table:table-cell>
          <table:table-cell/>
          <table:table-cell office:value-type="float" office:value="2000000" calcext:value-type="float">
            <text:p>2000000</text:p>
          </table:table-cell>
          <table:table-cell/>
        </table:table-row>
      </table:table>
      <table:table table:name="BEATS_BL_Flux_density_DM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EATS @ SESAME; 250mA; sample @ 43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mary Slit: OPEN (flux through 4x5mm pinhole @ sample)</text:p>
          </table:table-cell>
          <table:table-cell table:number-columns-repeated="8"/>
          <table:table-cell office:value-type="string" calcext:value-type="string">
            <text:p>DMM length [mm]: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MM Si[W/B4C]100; d=2.5nm; source_dE/E: 4%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MM incident angle</text:p>
          </table:table-cell>
          <table:table-cell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office:value-type="string" calcext:value-type="string">
            <text:p>[deg]</text:p>
          </table:table-cell>
          <table:table-cell office:value-type="string" calcext:value-type="string">
            <text:p>[ph/s]</text:p>
          </table:table-cell>
          <table:table-cell office:value-type="string" calcext:value-type="string">
            <text:p>[micron]</text:p>
          </table:table-cell>
          <table:table-cell office:value-type="string" calcext:value-type="string">
            <text:p>FWHM Z [micron]</text:p>
          </table:table-cell>
          <table:table-cell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40" calcext:value-type="float">
            <text:p>7840</text:p>
          </table:table-cell>
          <table:table-cell office:value-type="float" office:value="8160" calcext:value-type="float">
            <text:p>8160</text:p>
          </table:table-cell>
          <table:table-cell office:value-type="float" office:value="1.8186" calcext:value-type="float">
            <text:p>1.8186</text:p>
          </table:table-cell>
          <table:table-cell office:value-type="float" office:value="745000000000" calcext:value-type="float">
            <text:p>745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37300000000" calcext:value-type="float">
            <text:p>37300000000</text:p>
          </table:table-cell>
          <table:table-cell office:value-type="float" office:value="18900000000" calcext:value-type="float">
            <text:p>18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.4532" calcext:value-type="float">
            <text:p>1.4532</text:p>
          </table:table-cell>
          <table:table-cell office:value-type="float" office:value="1390000000000" calcext:value-type="float">
            <text:p>139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9400000000" calcext:value-type="float">
            <text:p>69400000000</text:p>
          </table:table-cell>
          <table:table-cell office:value-type="float" office:value="37100000000" calcext:value-type="float">
            <text:p>37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780" calcext:value-type="float">
            <text:p>10780</text:p>
          </table:table-cell>
          <table:table-cell office:value-type="float" office:value="11220" calcext:value-type="float">
            <text:p>11220</text:p>
          </table:table-cell>
          <table:table-cell office:value-type="float" office:value="1.32144" calcext:value-type="float">
            <text:p>1.32144</text:p>
          </table:table-cell>
          <table:table-cell office:value-type="float" office:value="820000000000" calcext:value-type="float">
            <text:p>82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41000000000" calcext:value-type="float">
            <text:p>41000000000</text:p>
          </table:table-cell>
          <table:table-cell office:value-type="float" office:value="22300000000" calcext:value-type="float">
            <text:p>223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700" calcext:value-type="float">
            <text:p>14700</text:p>
          </table:table-cell>
          <table:table-cell office:value-type="float" office:value="15300" calcext:value-type="float">
            <text:p>15300</text:p>
          </table:table-cell>
          <table:table-cell office:value-type="float" office:value="0.9705" calcext:value-type="float">
            <text:p>0.9705</text:p>
          </table:table-cell>
          <table:table-cell office:value-type="float" office:value="1280000000000" calcext:value-type="float">
            <text:p>128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4200000000" calcext:value-type="float">
            <text:p>64200000000</text:p>
          </table:table-cell>
          <table:table-cell office:value-type="float" office:value="31800000000" calcext:value-type="float">
            <text:p>31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600" calcext:value-type="float">
            <text:p>19600</text:p>
          </table:table-cell>
          <table:table-cell office:value-type="float" office:value="20400" calcext:value-type="float">
            <text:p>20400</text:p>
          </table:table-cell>
          <table:table-cell office:value-type="float" office:value="0.7283" calcext:value-type="float">
            <text:p>0.7283</text:p>
          </table:table-cell>
          <table:table-cell office:value-type="float" office:value="1860000000000" calcext:value-type="float">
            <text:p>18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3000000000" calcext:value-type="float">
            <text:p>93000000000</text:p>
          </table:table-cell>
          <table:table-cell office:value-type="float" office:value="44100000000" calcext:value-type="float">
            <text:p>44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500" calcext:value-type="float">
            <text:p>24500</text:p>
          </table:table-cell>
          <table:table-cell office:value-type="float" office:value="25500" calcext:value-type="float">
            <text:p>25500</text:p>
          </table:table-cell>
          <table:table-cell office:value-type="float" office:value="0.58265" calcext:value-type="float">
            <text:p>0.58265</text:p>
          </table:table-cell>
          <table:table-cell office:value-type="float" office:value="2020000000000" calcext:value-type="float">
            <text:p>202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01000000000" calcext:value-type="float">
            <text:p>101000000000</text:p>
          </table:table-cell>
          <table:table-cell office:value-type="float" office:value="46500000000" calcext:value-type="float">
            <text:p>465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400" calcext:value-type="float">
            <text:p>29400</text:p>
          </table:table-cell>
          <table:table-cell office:value-type="float" office:value="30600" calcext:value-type="float">
            <text:p>30600</text:p>
          </table:table-cell>
          <table:table-cell office:value-type="float" office:value="0.48565" calcext:value-type="float">
            <text:p>0.48565</text:p>
          </table:table-cell>
          <table:table-cell office:value-type="float" office:value="1860000000000" calcext:value-type="float">
            <text:p>18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92900000000" calcext:value-type="float">
            <text:p>92900000000</text:p>
          </table:table-cell>
          <table:table-cell office:value-type="float" office:value="42100000000" calcext:value-type="float">
            <text:p>421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4300" calcext:value-type="float">
            <text:p>343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1580000000000" calcext:value-type="float">
            <text:p>158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9000000000" calcext:value-type="float">
            <text:p>79000000000</text:p>
          </table:table-cell>
          <table:table-cell office:value-type="float" office:value="35400000000" calcext:value-type="float">
            <text:p>354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9200" calcext:value-type="float">
            <text:p>39200</text:p>
          </table:table-cell>
          <table:table-cell office:value-type="float" office:value="40800" calcext:value-type="float">
            <text:p>40800</text:p>
          </table:table-cell>
          <table:table-cell office:value-type="float" office:value="0.36434" calcext:value-type="float">
            <text:p>0.36434</text:p>
          </table:table-cell>
          <table:table-cell office:value-type="float" office:value="1260000000000" calcext:value-type="float">
            <text:p>1260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2900000000" calcext:value-type="float">
            <text:p>62900000000</text:p>
          </table:table-cell>
          <table:table-cell office:value-type="float" office:value="28000000000" calcext:value-type="float">
            <text:p>28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4100" calcext:value-type="float">
            <text:p>44100</text:p>
          </table:table-cell>
          <table:table-cell office:value-type="float" office:value="45900" calcext:value-type="float">
            <text:p>45900</text:p>
          </table:table-cell>
          <table:table-cell office:value-type="float" office:value="0.3239" calcext:value-type="float">
            <text:p>0.3239</text:p>
          </table:table-cell>
          <table:table-cell office:value-type="float" office:value="979000000000" calcext:value-type="float">
            <text:p>979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49000000000" calcext:value-type="float">
            <text:p>49000000000</text:p>
          </table:table-cell>
          <table:table-cell office:value-type="float" office:value="21700000000" calcext:value-type="float">
            <text:p>217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1000" calcext:value-type="float">
            <text:p>51000</text:p>
          </table:table-cell>
          <table:table-cell office:value-type="float" office:value="0.29151" calcext:value-type="float">
            <text:p>0.29151</text:p>
          </table:table-cell>
          <table:table-cell office:value-type="float" office:value="727000000000" calcext:value-type="float">
            <text:p>727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36300000000" calcext:value-type="float">
            <text:p>36300000000</text:p>
          </table:table-cell>
          <table:table-cell office:value-type="float" office:value="16000000000" calcext:value-type="float">
            <text:p>16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53900" calcext:value-type="float">
            <text:p>53900</text:p>
          </table:table-cell>
          <table:table-cell office:value-type="float" office:value="56100" calcext:value-type="float">
            <text:p>56100</text:p>
          </table:table-cell>
          <table:table-cell office:value-type="float" office:value="0.26504" calcext:value-type="float">
            <text:p>0.26504</text:p>
          </table:table-cell>
          <table:table-cell office:value-type="float" office:value="535000000000" calcext:value-type="float">
            <text:p>535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26800000000" calcext:value-type="float">
            <text:p>26800000000</text:p>
          </table:table-cell>
          <table:table-cell office:value-type="float" office:value="11800000000" calcext:value-type="float">
            <text:p>11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8800" calcext:value-type="float">
            <text:p>58800</text:p>
          </table:table-cell>
          <table:table-cell office:value-type="float" office:value="61200" calcext:value-type="float">
            <text:p>61200</text:p>
          </table:table-cell>
          <table:table-cell office:value-type="float" office:value="0.242955" calcext:value-type="float">
            <text:p>0.242955</text:p>
          </table:table-cell>
          <table:table-cell office:value-type="float" office:value="394000000000" calcext:value-type="float">
            <text:p>39400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9700000000" calcext:value-type="float">
            <text:p>19700000000</text:p>
          </table:table-cell>
          <table:table-cell office:value-type="float" office:value="8680000000" calcext:value-type="float">
            <text:p>868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DMM Si[Ru/B4C]65; d=4nm; source_dE/E: 6%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MM incident angle</text:p>
          </table:table-cell>
          <table:table-cell office:value-type="string" calcext:value-type="string">
            <text:p>Flux @ samp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Flux density @ sample</text:p>
          </table:table-cell>
          <table:table-cell office:value-type="string" calcext:value-type="string">
            <text:p>n. rays</text:p>
          </table:table-cell>
          <table:table-cell office:value-type="string" calcext:value-type="string">
            <text:p>DMM BW</text:p>
          </table:table-cell>
        </table:table-row>
        <table:table-row table:style-name="ro1">
          <table:table-cell table:number-columns-repeated="3" office:value-type="string" calcext:value-type="string">
            <text:p>[eV]</text:p>
          </table:table-cell>
          <table:table-cell office:value-type="string" calcext:value-type="string">
            <text:p>[deg]</text:p>
          </table:table-cell>
          <table:table-cell office:value-type="string" calcext:value-type="string">
            <text:p>[ph/s]</text:p>
          </table:table-cell>
          <table:table-cell office:value-type="string" calcext:value-type="string">
            <text:p>[micron]</text:p>
          </table:table-cell>
          <table:table-cell office:value-type="string" calcext:value-type="string">
            <text:p>FWHM Z [micron]</text:p>
          </table:table-cell>
          <table:table-cell office:value-type="string" calcext:value-type="string">
            <text:p>[ph/s/mm2]</text:p>
          </table:table-cell>
          <table:table-cell office:value-type="string" calcext:value-type="string">
            <text:p>[ph/s/mm2/1%BW]</text:p>
          </table:table-cell>
          <table:table-cell/>
          <table:table-cell office:value-type="string" calcext:value-type="string">
            <text:p>[%]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760" calcext:value-type="float">
            <text:p>7760</text:p>
          </table:table-cell>
          <table:table-cell office:value-type="float" office:value="8240" calcext:value-type="float">
            <text:p>8240</text:p>
          </table:table-cell>
          <table:table-cell office:value-type="float" office:value="1.159" calcext:value-type="float">
            <text:p>1.159</text:p>
          </table:table-cell>
          <table:table-cell office:value-type="float" office:value="4550000000000" calcext:value-type="float">
            <text:p>455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91100000000" calcext:value-type="float">
            <text:p>91100000000</text:p>
          </table:table-cell>
          <table:table-cell office:value-type="float" office:value="23400000000" calcext:value-type="float">
            <text:p>234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700" calcext:value-type="float">
            <text:p>9700</text:p>
          </table:table-cell>
          <table:table-cell office:value-type="float" office:value="10300" calcext:value-type="float">
            <text:p>10300</text:p>
          </table:table-cell>
          <table:table-cell office:value-type="float" office:value="0.927175" calcext:value-type="float">
            <text:p>0.927175</text:p>
          </table:table-cell>
          <table:table-cell office:value-type="float" office:value="9910000000000" calcext:value-type="float">
            <text:p>991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98000000000" calcext:value-type="float">
            <text:p>198000000000</text:p>
          </table:table-cell>
          <table:table-cell office:value-type="float" office:value="49900000000" calcext:value-type="float">
            <text:p>49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4550" calcext:value-type="float">
            <text:p>14550</text:p>
          </table:table-cell>
          <table:table-cell office:value-type="float" office:value="15450" calcext:value-type="float">
            <text:p>15450</text:p>
          </table:table-cell>
          <table:table-cell office:value-type="float" office:value="0.6181" calcext:value-type="float">
            <text:p>0.6181</text:p>
          </table:table-cell>
          <table:table-cell office:value-type="float" office:value="17400000000000" calcext:value-type="float">
            <text:p>1740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347000000000" calcext:value-type="float">
            <text:p>347000000000</text:p>
          </table:table-cell>
          <table:table-cell office:value-type="float" office:value="85900000000" calcext:value-type="float">
            <text:p>85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400" calcext:value-type="float">
            <text:p>19400</text:p>
          </table:table-cell>
          <table:table-cell office:value-type="float" office:value="20600" calcext:value-type="float">
            <text:p>20600</text:p>
          </table:table-cell>
          <table:table-cell office:value-type="float" office:value="0.4635" calcext:value-type="float">
            <text:p>0.4635</text:p>
          </table:table-cell>
          <table:table-cell office:value-type="float" office:value="17200000000000" calcext:value-type="float">
            <text:p>1720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345000000000" calcext:value-type="float">
            <text:p>345000000000</text:p>
          </table:table-cell>
          <table:table-cell office:value-type="float" office:value="86000000000" calcext:value-type="float">
            <text:p>860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4250" calcext:value-type="float">
            <text:p>24250</text:p>
          </table:table-cell>
          <table:table-cell office:value-type="float" office:value="25750" calcext:value-type="float">
            <text:p>25750</text:p>
          </table:table-cell>
          <table:table-cell office:value-type="float" office:value="0.370575" calcext:value-type="float">
            <text:p>0.370575</text:p>
          </table:table-cell>
          <table:table-cell office:value-type="float" office:value="8370000000000" calcext:value-type="float">
            <text:p>837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67000000000" calcext:value-type="float">
            <text:p>167000000000</text:p>
          </table:table-cell>
          <table:table-cell office:value-type="float" office:value="43800000000" calcext:value-type="float">
            <text:p>438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100" calcext:value-type="float">
            <text:p>29100</text:p>
          </table:table-cell>
          <table:table-cell office:value-type="float" office:value="30900" calcext:value-type="float">
            <text:p>30900</text:p>
          </table:table-cell>
          <table:table-cell office:value-type="float" office:value="0.30901" calcext:value-type="float">
            <text:p>0.30901</text:p>
          </table:table-cell>
          <table:table-cell office:value-type="float" office:value="7740000000000" calcext:value-type="float">
            <text:p>774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55000000000" calcext:value-type="float">
            <text:p>155000000000</text:p>
          </table:table-cell>
          <table:table-cell office:value-type="float" office:value="38900000000" calcext:value-type="float">
            <text:p>389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3950" calcext:value-type="float">
            <text:p>33950</text:p>
          </table:table-cell>
          <table:table-cell office:value-type="float" office:value="36050" calcext:value-type="float">
            <text:p>36050</text:p>
          </table:table-cell>
          <table:table-cell office:value-type="float" office:value="0.26498" calcext:value-type="float">
            <text:p>0.26498</text:p>
          </table:table-cell>
          <table:table-cell office:value-type="float" office:value="6760000000000" calcext:value-type="float">
            <text:p>676000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135000000000" calcext:value-type="float">
            <text:p>135000000000</text:p>
          </table:table-cell>
          <table:table-cell office:value-type="float" office:value="33300000000" calcext:value-type="float">
            <text:p>3330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.06" calcext:value-type="float">
            <text:p>4.06</text:p>
          </table:table-cell>
        </table:table-row>
      </table:table>
      <table:table table:name="beam_sizes" table:style-name="ta1"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distances [m]</text:p>
          </table:table-cell>
          <table:table-cell table:style-name="ce4" office:value-type="string" calcext:value-type="string" table:number-columns-spanned="2" table:number-rows-spanned="1">
            <text:p>beam size [mm]</text:p>
          </table:table-cell>
          <table:covered-table-cell/>
          <table:table-cell table:style-name="ce4" office:value-type="string" calcext:value-type="string" table:number-columns-spanned="2" table:number-rows-spanned="1">
            <text:p>divergence [mrad]</text:p>
          </table:table-cell>
          <table:covered-table-cell/>
          <table:table-cell table:style-name="ce4" office:value-type="string" calcext:value-type="string" table:number-columns-spanned="2" table:number-rows-spanned="1">
            <text:p>divergence [rad]</text:p>
          </table:table-cell>
          <table:covered-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3]*[.A3]" office:value-type="float" office:value="0" calcext:value-type="float">
            <text:p>0</text:p>
          </table:table-cell>
          <table:table-cell table:formula="of:=[.$E$3]*[.B3]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formula="of:=[.D3]*0.001" office:value-type="float" office:value="0.00012" calcext:value-type="float">
            <text:p>0.00012</text:p>
          </table:table-cell>
          <table:table-cell table:formula="of:=[.E3]*0.001" office:value-type="float" office:value="0.00014" calcext:value-type="float">
            <text:p>0.00014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/[.$A11]" office:value-type="float" office:value="0.116279069767442" calcext:value-type="float">
            <text:p>0.116279069767442</text:p>
          </table:table-cell>
          <table:table-cell table:formula="of:=[.C11]/[.$A11]" office:value-type="float" office:value="0.13953488372093" calcext:value-type="float">
            <text:p>0.13953488372093</text:p>
          </table:table-cell>
          <table:table-cell table:number-columns-repeated="2"/>
        </table:table-row>
      </table:table>
      <table:table table:name="d-spacing gradients" table:style-name="ta1"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DMM Si[W/B4C]100; d=2.5nm; d-gradient=3.3%; dE/E=1.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(y)/d(0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d(y)/d(0) = a*y + b</text:p>
          </table:table-cell>
          <table:table-cell office:value-type="string" calcext:value-type="string">
            <text:p>d(y) = d(0)*a*y + d(0)</text:p>
          </table:table-cell>
          <table:table-cell/>
          <table:table-cell table:style-name="ce5" office:value-type="string" calcext:value-type="string">
            <text:p>d(0)</text:p>
          </table:table-cell>
        </table:table-row>
        <table:table-row table:style-name="ro1">
          <table:table-cell/>
          <table:table-cell table:style-name="ce6" office:value-type="float" office:value="-0.0000688" calcext:value-type="float">
            <text:p>-6.88E-05</text:p>
          </table:table-cell>
          <table:table-cell table:style-name="ce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/>
          <table:table-cell table:style-name="ce5" office:value-type="float" office:value="2.5" calcext:value-type="float">
            <text:p>2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[.$H$3]*[.$B$3]*[.A6]+[.$H$3]" office:value-type="float" office:value="2.54128" calcext:value-type="float">
            <text:p>2.54128</text:p>
          </table:table-cell>
          <table:table-cell table:number-columns-repeated="6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.$H$3]*[.$B$3]*[.A7]+[.$H$3]" office:value-type="float" office:value="2.52064" calcext:value-type="float">
            <text:p>2.52064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3]*[.$B$3]*[.A8]+[.$H$3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3]*[.$B$3]*[.A9]+[.$H$3]" office:value-type="float" office:value="2.47936" calcext:value-type="float">
            <text:p>2.47936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3]*[.$B$3]*[.A10]+[.$H$3]" office:value-type="float" office:value="2.45872" calcext:value-type="float">
            <text:p>2.4587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adient:</text:p>
          </table:table-cell>
          <table:table-cell table:style-name="ce7" table:formula="of:=([.B6]-[.B10])/[.H3]" office:value-type="percentage" office:value="0.033024" calcext:value-type="percentage">
            <text:p>3.30%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MM Si[Ru/B4C]65; d=4nm; d-gradient=3.4%; dE/E=2.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(y)/d(0)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/>
          <table:table-cell table:style-name="ce5" office:value-type="string" calcext:value-type="string">
            <text:p>d(y)/d(0) = a*y + b</text:p>
          </table:table-cell>
          <table:table-cell office:value-type="string" calcext:value-type="string">
            <text:p>d(y) = d(0)*a*y + d(0)</text:p>
          </table:table-cell>
          <table:table-cell/>
          <table:table-cell table:style-name="ce5" office:value-type="string" calcext:value-type="string">
            <text:p>d(0)</text:p>
          </table:table-cell>
        </table:table-row>
        <table:table-row table:style-name="ro1">
          <table:table-cell/>
          <table:table-cell table:style-name="ce6" office:value-type="float" office:value="-0.0001132" calcext:value-type="float">
            <text:p>-1.13E-04</text:p>
          </table:table-cell>
          <table:table-cell table:style-name="ce8" office:value-type="float" office:value="1" calcext:value-type="float">
            <text:p>1.0</text:p>
          </table:table-cell>
          <table:table-cell table:style-name="ce5" table:number-columns-repeated="2"/>
          <table:table-cell table:number-columns-repeated="2"/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[.$H$3]*[.$B$16]*[.A19]+[.$H$16]" office:value-type="float" office:value="4.06792" calcext:value-type="float">
            <text:p>4.06792</text:p>
          </table:table-cell>
          <table:table-cell table:number-columns-repeated="6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.$H$3]*[.$B$16]*[.A20]+[.$H$16]" office:value-type="float" office:value="4.03396" calcext:value-type="float">
            <text:p>4.03396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H$3]*[.$B$16]*[.A21]+[.$H$16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3]*[.$B$16]*[.A22]+[.$H$16]" office:value-type="float" office:value="3.96604" calcext:value-type="float">
            <text:p>3.96604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3]*[.$B$16]*[.A23]+[.$H$16]" office:value-type="float" office:value="3.93208" calcext:value-type="float">
            <text:p>3.9320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gradient:</text:p>
          </table:table-cell>
          <table:table-cell table:style-name="ce7" table:formula="of:=([.B19]-[.B23])/[.H16]" office:value-type="percentage" office:value="0.03396" calcext:value-type="percentage">
            <text:p>3.40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2:09:57.222385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1-25T13:36:50.911346562</dc:date>
    <meta:editing-duration>PT3H40M50S</meta:editing-duration>
    <meta:editing-cycles>18</meta:editing-cycles>
    <meta:generator>LibreOffice/6.4.7.2$Linux_X86_64 LibreOffice_project/40$Build-2</meta:generator>
    <meta:document-statistic meta:table-count="4" meta:cell-count="601" meta:object-count="0"/>
    <meta:user-defined meta:name="qrichtext">1</meta:user-defined>
  </office:meta>
</office:document-meta>
</file>